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" style:family="text">
      <style:text-properties fo:font-size="18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8.00pt" fo:font-weight="normal" fo:font-family="'Liberation Serif'" style:font-family-asian="'Liberation Serif'" style:font-family-complex="'Liberation Serif'" fo:background-color="transparent" fo:color="#000000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Денисов</text:span><text:span text:style-name="T2"><text:s/></text:span><text:span text:style-name="T3">Виктор</text:span></text:p>
      <text:p text:style-name="P1"><text:span text:style-name="T3">Б</text:span><text:span text:style-name="T4">21-221</text:span></text:p>
      <text:p text:style-name="P1"><text:span text:style-name="T5">Задание</text:span><text:span text:style-name="T6"><text:s/>3</text:span></text:p>
      <text:p text:style-name="P1"><text:span text:style-name="T7">Расчет</text:span><text:span text:style-name="T8"><text:s/></text:span><text:span text:style-name="T9">теплопроводности</text:span><text:span text:style-name="T10"><text:s/></text:span><text:span text:style-name="T11">в</text:span><text:span text:style-name="T12"><text:s/>OpenFoam<text:s/></text:span><text:span text:style-name="T13">на</text:span><text:span text:style-name="T14"><text:s/></text:span><text:span text:style-name="T15">геометрии</text:span><text:span text:style-name="T16"><text:s/></text:span><text:span text:style-name="T17">из</text:span><text:span text:style-name="T18"><text:s/></text:span><text:span text:style-name="T19">предыдущего</text:span><text:span text:style-name="T20"><text:s/></text:span><text:span text:style-name="T21">задания</text:span><text:span text:style-name="T22">.</text:span></text:p>
      <text:p text:style-name="P1"><text:span text:style-name="T23">Стационарное состояние.</text:span><text:span text:style-name="T24"/></text:p>
      <text:p text:style-name="P2"><draw:frame text:anchor-type="as-char" svg:width="138.38mm" svg:height="125.15mm" style:rel-width="scale" style:rel-height="scale"><draw:object-ole xlink:href="OleObj1"/><draw:image xlink:href="ObjectReplacements/OleObj1"/></draw:frame><text:span text:style-name="T24"/></text:p>
      <text:p text:style-name="P2"><text:span text:style-name="T25">График вдоль линии.</text:span></text:p>
      <text:p text:style-name="P2"><text:span text:style-name="T26"/></text:p>
      <text:p text:style-name="P2"><text:span text:style-name="T26"/></text:p>
      <text:p text:style-name="P2"><draw:frame text:anchor-type="as-char" svg:width="134.41mm" svg:height="125.41mm" style:rel-width="scale" style:rel-height="scale"><draw:object-ole xlink:href="OleObj2"/><draw:image xlink:href="ObjectReplacements/OleObj2"/></draw:frame><text:span text:style-name="T26"/></text:p>
      <text:p text:style-name="P2"><text:span text:style-name="T26"/></text:p>
      <text:p text:style-name="P3"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